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style:text-underline-style="none" fo:font-weight="bold" officeooo:rsid="002c3d87" officeooo:paragraph-rsid="002c3d8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officeooo:paragraph-rsid="002c8689"/>
    </style:style>
    <style:style style:name="P20" style:family="paragraph" style:parent-style-name="Standard">
      <style:paragraph-properties fo:text-align="start" style:justify-single-word="false"/>
      <style:text-properties officeooo:paragraph-rsid="002c8689"/>
    </style:style>
    <style:style style:name="P2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" fo:font-weight="bold" officeooo:rsid="002f86ab" officeooo:paragraph-rsid="002f86ab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3f1" officeooo:paragraph-rsid="0028c3f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341c0b" officeooo:paragraph-rsid="00341c0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style:text-underline-style="none" fo:font-weight="bold" officeooo:rsid="00360c8f" officeooo:paragraph-rsid="00360c8f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341c0b" officeooo:paragraph-rsid="00341c0b" style:font-weight-asian="bold" style:font-weight-complex="bold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"/>
    </style:style>
    <style:style style:name="T8" style:family="text">
      <style:text-properties style:font-name="Calibri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2">lunes <text:s text:c="6"/><text:span text:style-name="T4"><text:tab/></text:span>16 de marzo <text:tab/>Suspendida libre circulación activos los controles de fronteras </text:p>
      <text:p text:style-name="P21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24"/>
      <text:p text:style-name="P25">Algo cansada de no poder salir a la calle y quedarme todo el día en mi casa, pero bien ya que nadie de mi familia se ha enfermado.</text:p>
      <text:p text:style-name="P26">Carmen Velasco</text:p>
      <text:p text:style-name="P14"/>
      <text:p text:style-name="P18">PRACTICA 5: Diario de confinamiento </text:p>
      <text:p text:style-name="P18"/>
      <text:p text:style-name="P20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19"/>
      <text:p text:style-name="P16"><text:span text:style-name="T9">2. </text:span>Aporta tu reflexión al diario de confinamiento </text:p>
      <text:p text:style-name="P16"><text:soft-page-break/></text:p>
      <text:p text:style-name="P17">3. Comunica al usuario adaiespablopicasso que has realizado tu aportación y que acepte los cambi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0:21:35.205000000</meta:creation-date>
    <dc:date>2020-03-23T18:51:26.829000000</dc:date>
    <meta:editing-duration>PT1H48M14S</meta:editing-duration>
    <meta:editing-cycles>14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24" meta:word-count="392" meta:character-count="2515" meta:non-whitespace-character-count="2105"/>
  </office:meta>
</office:document-meta>
</file>